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hesis_5f_body">
      <style:text-properties officeooo:paragraph-rsid="002e7ce0"/>
    </style:style>
    <style:style style:name="P2" style:family="paragraph" style:parent-style-name="Thesis_5f_body">
      <style:text-properties officeooo:paragraph-rsid="0030d26e"/>
    </style:style>
    <style:style style:name="P3" style:family="paragraph" style:parent-style-name="Thesis_5f_body">
      <style:text-properties officeooo:paragraph-rsid="0032b21e"/>
    </style:style>
    <style:style style:name="P4" style:family="paragraph" style:parent-style-name="Thesis_5f_body">
      <style:text-properties fo:background-color="#ffff00"/>
    </style:style>
    <style:style style:name="P5" style:family="paragraph" style:parent-style-name="Thesis_5f_body">
      <style:text-properties style:font-name="Times New Roman1" fo:font-size="12pt" fo:language="ru" fo:country="RU" officeooo:paragraph-rsid="0032b21e" style:font-size-asian="12pt" style:font-name-complex="Times New Roman1" style:font-size-complex="12pt"/>
    </style:style>
    <style:style style:name="P6" style:family="paragraph" style:parent-style-name="Thesis_5f_body">
      <style:paragraph-properties fo:margin-left="0cm" fo:margin-right="0cm" fo:text-indent="0cm" style:auto-text-indent="false"/>
      <style:text-properties style:font-name="Times New Roman1" fo:font-size="12pt" fo:language="ru" fo:country="RU" officeooo:rsid="00244c19" officeooo:paragraph-rsid="0032b21e" style:font-size-asian="12pt" style:font-name-complex="Times New Roman5" style:font-size-complex="12pt"/>
    </style:style>
    <style:style style:name="P7" style:family="paragraph" style:parent-style-name="Thesis_5f_body" style:list-style-name="L1"/>
    <style:style style:name="P8" style:family="paragraph" style:parent-style-name="Thesis_5f_Heading1" style:list-style-name="Thesis_5f_numbering" style:master-page-name="Thesis_5f_bodyPage">
      <style:paragraph-properties style:page-number="1"/>
    </style:style>
    <style:style style:name="T1" style:family="text">
      <style:text-properties style:font-name="Times New Roman1" fo:font-size="12pt" fo:language="ru" fo:country="RU" style:font-size-asian="12pt" style:font-name-complex="Times New Roman5" style:font-size-complex="12pt"/>
    </style:style>
    <style:style style:name="T2" style:family="text">
      <style:text-properties style:font-name="Times New Roman1" fo:font-size="12pt" fo:language="ru" fo:country="RU" officeooo:rsid="00230284" style:font-size-asian="12pt" style:font-name-complex="Times New Roman5" style:font-size-complex="12pt"/>
    </style:style>
    <style:style style:name="T3" style:family="text">
      <style:text-properties style:font-name="Times New Roman1" fo:font-size="12pt" fo:language="ru" fo:country="RU" officeooo:rsid="0022e0c1" style:font-size-asian="12pt" style:font-name-complex="Times New Roman5" style:font-size-complex="12pt"/>
    </style:style>
    <style:style style:name="T4" style:family="text">
      <style:text-properties style:font-name="Times New Roman1" fo:font-size="12pt" fo:language="ru" fo:country="RU" officeooo:rsid="00232fbb" style:font-size-asian="12pt" style:font-name-complex="Times New Roman5" style:font-size-complex="12pt"/>
    </style:style>
    <style:style style:name="T5" style:family="text">
      <style:text-properties style:font-name="Times New Roman1" fo:font-size="12pt" fo:language="ru" fo:country="RU" officeooo:rsid="00244c19" style:font-size-asian="12pt" style:font-name-complex="Times New Roman5" style:font-size-complex="12pt"/>
    </style:style>
    <style:style style:name="T6" style:family="text">
      <style:text-properties style:font-name="Times New Roman1" fo:font-size="12pt" fo:language="ru" fo:country="RU" officeooo:rsid="0025b546" style:font-size-asian="12pt" style:font-name-complex="Times New Roman5" style:font-size-complex="12pt"/>
    </style:style>
    <style:style style:name="T7" style:family="text">
      <style:text-properties style:font-name="Times New Roman1" fo:font-size="12pt" fo:language="ru" fo:country="RU" officeooo:rsid="002745e9" style:font-size-asian="12pt" style:font-name-complex="Times New Roman5" style:font-size-complex="12pt"/>
    </style:style>
    <style:style style:name="T8" style:family="text">
      <style:text-properties style:font-name="Times New Roman1" fo:font-size="12pt" fo:language="ru" fo:country="RU" officeooo:rsid="0027c605" style:font-size-asian="12pt" style:font-name-complex="Times New Roman5" style:font-size-complex="12pt"/>
    </style:style>
    <style:style style:name="T9" style:family="text">
      <style:text-properties style:font-name="Times New Roman1" fo:font-size="12pt" fo:language="ru" fo:country="RU" officeooo:rsid="002a1216" style:font-size-asian="12pt" style:font-name-complex="Times New Roman5" style:font-size-complex="12pt"/>
    </style:style>
    <style:style style:name="T10" style:family="text">
      <style:text-properties style:font-name="Times New Roman1" fo:font-size="12pt" fo:language="ru" fo:country="RU" officeooo:rsid="002a2023" style:font-size-asian="12pt" style:font-name-complex="Times New Roman5" style:font-size-complex="12pt"/>
    </style:style>
    <style:style style:name="T11" style:family="text">
      <style:text-properties style:font-name="Times New Roman1" fo:font-size="12pt" fo:language="ru" fo:country="RU" officeooo:rsid="003073ba" style:font-size-asian="12pt" style:font-name-complex="Times New Roman5" style:font-size-complex="12pt"/>
    </style:style>
    <style:style style:name="T12" style:family="text">
      <style:text-properties style:font-name="Times New Roman1" fo:font-size="12pt" fo:language="ru" fo:country="RU" officeooo:rsid="0030d26e" style:font-size-asian="12pt" style:font-name-complex="Times New Roman5" style:font-size-complex="12pt"/>
    </style:style>
    <style:style style:name="T13" style:family="text">
      <style:text-properties style:font-name="Times New Roman1" fo:font-size="12pt" fo:language="ru" fo:country="RU" officeooo:rsid="00316c7b" style:font-size-asian="12pt" style:font-name-complex="Times New Roman5" style:font-size-complex="12pt"/>
    </style:style>
    <style:style style:name="T14" style:family="text">
      <style:text-properties style:font-name="Times New Roman1" fo:font-size="12pt" fo:language="ru" fo:country="RU" style:font-size-asian="12pt" style:font-name-complex="Times New Roman1" style:font-size-complex="12pt"/>
    </style:style>
    <style:style style:name="T15" style:family="text">
      <style:text-properties style:font-name="Times New Roman1" fo:font-size="12pt" fo:language="ru" fo:country="RU" fo:background-color="#ffffff" loext:char-shading-value="0" style:font-size-asian="12pt" style:font-name-complex="Times New Roman5" style:font-size-complex="12pt"/>
    </style:style>
    <style:style style:name="T16" style:family="text">
      <style:text-properties style:font-name="Times New Roman1" fo:font-size="12pt" fo:language="ru" fo:country="RU" fo:background-color="#ffff00" loext:char-shading-value="0" style:font-size-asian="12pt" style:font-name-complex="Times New Roman5" style:font-size-complex="12pt"/>
    </style:style>
    <style:style style:name="T17" style:family="text">
      <style:text-properties style:font-name="Times New Roman1" fo:font-size="12pt" fo:language="ru" fo:country="RU" officeooo:rsid="0032b21e" fo:background-color="#ffff00" loext:char-shading-value="0" style:font-size-asian="12pt" style:font-name-complex="Times New Roman5" style:font-size-complex="12pt"/>
    </style:style>
    <style:style style:name="T18" style:family="text">
      <style:text-properties style:font-name="Times New Roman1" fo:font-size="12pt" fo:language="en" fo:country="US" style:font-size-asian="12pt" style:font-name-complex="Times New Roman5" style:font-size-complex="12pt"/>
    </style:style>
    <style:style style:name="T19" style:family="text">
      <style:text-properties style:font-name="Times New Roman1" fo:font-size="12pt" style:font-size-asian="12pt" style:font-name-complex="Times New Roman5" style:font-size-complex="12pt"/>
    </style:style>
    <style:style style:name="T20" style:family="text">
      <style:text-properties fo:color="#008000" style:font-name="Times New Roman1" fo:font-size="12pt" fo:language="ru" fo:country="RU" style:font-size-asian="12pt" style:font-name-complex="Times New Roman5" style:font-size-complex="12pt"/>
    </style:style>
    <style:style style:name="T21" style:family="text">
      <style:text-properties fo:color="#000000" style:font-name="Times New Roman1" fo:font-size="12pt" fo:language="ru" fo:country="RU" style:font-size-asian="12pt" style:font-name-complex="Times New Roman5" style:font-size-complex="12pt"/>
    </style:style>
    <style:style style:name="T22" style:family="text">
      <style:text-properties fo:color="#000000" style:font-name="Times New Roman1" fo:font-size="12pt" fo:language="ru" fo:country="RU" style:font-size-asian="12pt" style:font-name-complex="Times New Roman1" style:font-size-complex="12pt"/>
    </style:style>
    <style:style style:name="T23" style:family="text">
      <style:text-properties officeooo:rsid="00223eda"/>
    </style:style>
    <style:style style:name="T24" style:family="text">
      <style:text-properties fo:font-variant="normal" fo:text-transform="none" style:text-position="0% 100%" fo:font-style="normal" style:text-underline-style="none" fo:font-weight="normal"/>
    </style:style>
    <style:style style:name="T25" style:family="text">
      <style:text-properties style:font-name-complex="Times New Roman1"/>
    </style:style>
    <style:style style:name="T26" style:family="text">
      <style:text-properties officeooo:rsid="003073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1008960" text:style-name="Thesis_5f_numbering">
        <text:list-item>
          <text:p text:style-name="P8"><text:bookmark-start text:name="__RefHeading__2971_970456079"/><text:bookmark-start text:name="__RefNumPara__23631_1854458412"/>Увод<text:bookmark-end text:name="__RefHeading__2971_970456079"/><text:bookmark-end text:name="__RefNumPara__23631_1854458412"/></text:p>
        </text:list-item>
      </text:list>
      <text:p text:style-name="P1">Съобществата организми, които живеят на или в дъното на водните басейни, са известни като бентос. <text:span text:style-name="T25">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Thesis_5f_body"><text:span text:style-name="T1">Бентосните животни обикновено се разделят по отношение на размерите си в три класа: микробентос &lt; 0.063 </text:span><text:span text:style-name="T18">mm</text:span><text:span text:style-name="T1">, мейобентос 0.063 - 0.5 </text:span><text:span text:style-name="T18">mm</text:span><text:span text:style-name="T1">, и макробентос &gt; 0.5 </text:span><text:span text:style-name="T18">mm</text:span><text:span text:style-name="T1"> (понякога също и мегабентос, &gt; 5 </text:span><text:span text:style-name="T19">cm</text:span><text:span text:style-name="T1">).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1">(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1">.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Thesis_5f_body">Бентосните безгръбначни животни, <text:span text:style-name="T26">и особено обитателите на мекото дъно, </text:span>могат да се класифицират и според позицията си спрямо дъното:</text:p>
      <text:list xml:id="list1842590347" text:style-name="L1">
        <text:list-item>
          <text:p text:style-name="P7">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7">ендофауна <text:span text:style-name="T23">(инфауна)</text:span> – организми, обитаващи седиментите в дълбочина (почти всички червеи и миди).</text:p>
        </text:list-item>
      </text:list>
      <text:p text:style-name="Thesis_5f_body"><text:span text:style-name="T1">Пространственото разпространение на </text:span><text:span text:style-name="T11">зоо</text:span><text:span text:style-name="T1">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1">(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1">,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1">(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1">,</text:span><text:span text:style-name="T20"> </text:span><text:span text:style-name="T1">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1">(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1">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1">(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1">.</text:span></text:p>
      <text:p text:style-name="P2"><text:span text:style-name="T14">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1">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5">.</text:span><text:span text:style-name="T1">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1">: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2"><text:span text:style-name="T12">Зооб</text:span><text:span text:style-name="T1">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12">им</text:span><text:span text:style-name="T1"> на развитие. </text:span><text:span text:style-name="T14">Съобществата им са съставени от множество различни видове, всеки от които има специфична чувствителност и реакция </text:span><text:soft-page-break/><text:span text:style-name="T14">към стрес; затова структурата им директно отразява понесените смущения и промените в условията на средата</text:span><text:span text:style-name="T1">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1">(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1">.</text:span><text:span text:style-name="T1"> </text:span><text:span text:style-name="T14">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2"> зообентосните съобщества</text:span><text:span text:style-name="T14"> често се използват като биологични индикатори за качеството на средата</text:span><text:span text:style-name="T1">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1">(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1">.</text:span></text:p>
      <text:p text:style-name="Thesis_5f_body"><text:span text:style-name="T3">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2">Д</text:span><text:span text:style-name="T3">иректива за </text:span><text:span text:style-name="T2">В</text:span><text:span text:style-name="T3">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3">(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3">, </text:span><text:span text:style-name="T2">както и част от </text:span><text:span text:style-name="T13">няколко от </text:span><text:span text:style-name="T2">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2">(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3">на Европейския съюз</text:span><text:span text:style-name="T4">.</text:span></text:p>
      <text:p text:style-name="Thesis_5f_body"><text:span text:style-name="T4">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8">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4">(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4">.</text:span></text:p>
      <text:p text:style-name="Thesis_5f_body"><text:span text:style-name="T5">Възстановяването на зообентосните съобщества след мащабната деградация през 1970-80те години е сравнително бавн</text:span><text:span text:style-name="T6">о</text:span><text:span text:style-name="T5">,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5">(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5">.</text:span></text:p>
      <text:p text:style-name="P6">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text:p>
      <text:p text:style-name="P3"><text:span text:style-name="T16">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17">на България</text:span><text:span text:style-name="T16">.</text:span><text:span text:style-name="T1"> Тези съобщества обаче играят важна роля за функционирането на морските екосистеми и са </text:span><text:span text:style-name="T14">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text:span></text:p>
      <text:p text:style-name="P3"><text:span text:style-name="T1">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7">актуален проблем</text:span><text:span text:style-name="T1">. </text:span><text:span text:style-name="T14">Изучаването му ще е полезно за допълване на критериите за доброто състояние и на екологичните цели по смисъла на Директивата за Морската Стратегия. Прилагането на индексите за оценка и тестването на функционирането им при </text:span><text:soft-page-break/><text:span text:style-name="T14">съобществата в плитката крайбрежна зона ще може да послужи за основа на бъдещи изследвания.</text:span></text:p>
      <text:p text:style-name="P5"/>
      <text:p text:style-name="P4"><text:span text:style-name="T9">Индексите за оценка на качеството на средата са адаптирани към особеностите </text:span><text:span text:style-name="T10">на по-дълбоководните съобщества...</text:span></text:p>
      <text:p text:style-name="P4">особености.... </text:p>
      <text:p text:style-name="Thesis_5f_body"><text:span text:style-name="T16">адаптиране на индексите...</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1" fo:font-family="'Times New Roman'" style:font-family-generic="roman" style:font-pitch="variable" fo:font-size="12pt" fo:language="bg" fo:country="BG" style:font-name-asian="Times New Roman5" style:font-family-asian="'Times New Roman'" style:font-family-generic-asian="system" style:font-pitch-asian="variable" style:font-size-asian="12pt" style:language-asian="bg" style:country-asian="BG" style:font-name-complex="Times New Roman5" style:font-family-complex="'Times New Roman'" style:font-family-generic-complex="system" style:font-pitch-complex="variable" style:font-size-complex="12pt"/>
    </style:style>
    <style:style style:name="Bibliography" style:family="paragraph" style:parent-style-name="Standard" style:next-style-name="Standard" style:default-outline-level="">
      <style:paragraph-properties fo:margin-left="1.27cm" fo:margin-right="0cm" fo:margin-top="0cm" fo:margin-bottom="0cm" loext:contextual-spacing="false" fo:line-height="100%" fo:text-indent="-1.27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2"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2"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2"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3" fo:font-family="'Times New Roman'" style:font-style-name="Bold Italic" style:font-family-generic="roman" style:font-pitch="variable" fo:font-size="13pt" fo:font-style="normal" style:font-weight-complex="normal"/>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4"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2"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2" fo:font-family="'Times New Roman'" style:font-style-name="Bold" style:font-family-generic="roman" style:font-pitch="variable" fo:font-size="11pt" fo:font-weight="bold" style:font-size-asian="10.5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1" fo:font-family="'Times New Roman'" style:font-family-generic="roman" style:font-pitch="variable" fo:font-size="13.5pt" fo:font-weight="bold" style:font-name-asian="Times New Roman5" style:font-family-asian="'Times New Roman'" style:font-family-generic-asian="system" style:font-pitch-asian="variable" style:font-size-asian="13.5pt" style:language-asian="fr" style:country-asian="FR" style:font-weight-asian="bold" style:font-name-complex="Times New Roman5" style:font-family-complex="'Times New Roman'" style:font-family-generic-complex="system" style:font-pitch-complex="variable" style:font-size-complex="13.5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ListLabel_20_3" style:display-name="ListLabel 3" style:family="text">
      <style:text-properties style:font-name-asian="Calibri" style:font-family-asian="Calibri" style:font-family-generic-asian="system" style:font-pitch-asian="variable" style:font-name-complex="Times New Roman5" style:font-family-complex="'Times New Roman'"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fo:font-weight="bold" style:font-weight-asian="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Times New Roman5" style:font-family-complex="'Times New Roman'" style:font-family-generic-complex="system" style:font-pitch-complex="variable"/>
    </style:style>
    <style:style style:name="ListLabel_20_14" style:display-name="ListLabel 14" style:family="text">
      <style:text-properties fo:font-weight="bold" style:font-weight-asian="bold"/>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Times New Roman5" style:font-family-complex="'Times New Roman'"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fo:text-indent="-0.635cm" fo:margin-left="3.768cm"/>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5.038cm"/>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6.308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7.578cm"/>
        </style:list-level-properties>
        <style:text-properties fo:font-family="Symbol" style:font-style-name="Regular"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848cm"/>
        </style:list-level-properties>
        <style:text-properties fo:font-family="'Courier New'" style:font-style-name="Regular"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10.118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11.388cm"/>
        </style:list-level-properties>
        <style:text-properties fo:font-family="Symbol" style:font-style-name="Regular"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2.658cm"/>
        </style:list-level-properties>
        <style:text-properties fo:font-family="'Courier New'" style:font-style-name="Regular"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3.92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First_20_Page" style:display-name="First Page" style:page-layout-name="Mpm1" style:next-style-name="Standard"/>
    <style:master-page style:name="Thesis_5f_bodyPage" style:display-name="Thesis_bodyPage" style:page-layout-name="Mpm4">
      <style:header>
        <text:p text:style-name="Thesis_5f_headerRight"><text:bookmark-ref text:reference-format="number" text:ref-name="__RefNumPara__23631_1854458412">1</text:bookmark-ref>. <text:bookmark-ref text:reference-format="text" text:ref-name="__RefNumPara__23631_1854458412">Увод</text:bookmark-ref></text:p>
      </style:header>
      <style:footer>
        <text:p text:style-name="Thesis_5f_footer"><text:page-number text:select-page="current">3</text:page-number></text:p>
      </style:footer>
    </style:master-page>
    <style:master-page style:name="Thesis_5f_titlePage" style:display-name="Thesis_titlePag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09:16:00</meta:creation-date>
    <meta:initial-creator>Stefania Klayn</meta:initial-creator>
    <dc:language>en-US</dc:language>
    <dc:creator>K</dc:creator>
    <dc:date>2017-04-25T17:36:51.802146261</dc:date>
    <meta:editing-cycles>50</meta:editing-cycles>
    <meta:editing-duration>PT2H2M56S</meta:editing-duration>
    <meta:generator>LibreOffice/5.3.2.2$Linux_X86_64 LibreOffice_project/6cd4f1ef626f15116896b1d8e1398b56da0d0ee1</meta:generator>
    <meta:document-statistic meta:table-count="0" meta:image-count="0" meta:object-count="0" meta:page-count="3" meta:paragraph-count="20" meta:word-count="843" meta:character-count="5999" meta:non-whitespace-character-count="5168"/>
    <meta:user-defined meta:name="ZOTERO_PREF_1">&lt;data data-version="3" zotero-version="4.0.28.9"&gt;&lt;session id="Q2DtCZLH"/&gt;&lt;style id="http://www.zotero.org/styles/elsevier-harvard" hasBibliography="1" bibliographyStyleHasBeenSet="0"/&gt;&lt;prefs&gt;&lt;pref name="fieldType" value="ReferenceMark"/&gt;&lt;pref name="storeR</meta:user-defined>
    <meta:user-defined meta:name="ZOTERO_PREF_2">eferences" value="true"/&gt;&lt;pref name="automaticJournalAbbreviations" value="true"/&gt;&lt;pref name="noteType" value=""/&gt;&lt;/prefs&gt;&lt;/data&gt;</meta:user-defined>
    <meta:template xlink:type="simple" xlink:actuate="onRequest" xlink:title="Normal" xlink:href=""/>
  </office:meta>
</office:document-meta>
</file>